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00458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271cm" svg:height="17.373cm" svg:x="2.274cm" svg:y="7.047cm" svg:viewBox="0 0 17272 17374" svg:d="M17272 16155c-249 599-767 1057-1403 1219h-14301c-901-230-1568-1048-1568-2024v-13265c0-1154 935-2085 2084-2085h13269c865 0 1605 527 1919 1280z">
            <text:p/>
          </draw:path>
          <draw:path draw:style-name="gr2" draw:text-style-name="P1" draw:layer="layout" svg:width="16.509cm" svg:height="16.484cm" svg:x="2.743cm" svg:y="7.47cm" svg:viewBox="0 0 16510 16485" svg:d="M15026 0c371 55 693 221 968 495 344 344 516 763 516 1259v12956c0 496-172 915-516 1259s-764 516-1259 516h-12960c-496 0-915-172-1259-516s-516-763-516-1259v-12956c0-496 172-915 516-1259 274-274 597-440 968-495zM10649 12567c1 68 71 115 206 142 82 14 166 103 248 268 68 55 152 166 248 330-55 83-69 179-42 290l248 247c165 206 317 303 454 289 179 14 337-90 475-309 68-70 158-152 268-248-41-56-69-131-82-227 54-69 130-193 227-372 27-27 113-78 258-155 144-75 216-140 216-195 0-56-41-165-124-331 14-27 207-116 578-268 55-27 55-103 0-227-14-96 48-261 186-495 96-96 96-185 0-268-138-124-186-199-145-227 289-206 434-344 434-412 0-28-14-70-41-125-28-54-41-102-41-143 0-84 68-186 205-311 28-41 84-89 166-144 137-82 130-295-21-640l124-247c13-41 62-89 145-144 150-111 192-179 123-206-55-55-123-118-206-186-83-69-35-173 144-310 125-96 186-186 186-268 0-68-41-110-124-124-192-69-185-227 21-475 179-205 206-343 83-412-179-97-138-254 123-474 74-64 121-116 138-155-15 9-51-42-107-155-75-151-120-247-134-289-13-55-41-124-83-206-68-83-27-227 124-433 83-111 96-227 42-352-42-137-48-247-21-329 82-151 123-268 123-351 0-110-48-186-144-227-27 0-199 69-516 207 69 0-89 123-475 371-302 192-570 213-804 61-179-123-269-254-269-391 0-14 114-135 342-362 226-227 360-367 401-422 69-111 103-213 103-310 0-151-68-275-205-371-138-96-289-138-455-124l-1032 103h-391l-1074-124c-151-14-292 31-423 135-130 102-197 230-197 381 0 193 207 474 620 846 151 55 227 137 227 248 0 137-90 268-268 391-248 166-530 131-847-102-41-42-268-214-680-516-96-55-193-69-289-41-55 41-89 89-103 144-743-385-1541-578-2394-578-1487 0-2728 495-3726 1486-997 990-1496 2228-1496 3714 0 1499 495 2744 1486 3734s2236 1485 3736 1485c1485 0 2751-543 3797-1630 165 41 351 131 557 268-67 216-102 307-103 271zM5366 7737c-111 138-180 295-207 475l-3343 102c27-1168 440-2172 1238-3012zM5159 8666c27 179 96 343 207 495l-2312 2435c-798-840-1211-1844-1238-3014zM6171 9697l82 3342c-1156-41-2160-460-3013-1259l2435-2289c152 95 316 165 496 206zM6624 9676c179-27 345-96 495-206l2415 2310c-839 799-1837 1218-2992 1259zM6171 7221c-180 28-344 89-496 186l-2435-2290c853-798 1857-1217 3013-1259zM7429 9161c97-152 165-316 206-495l1507-42c83 69 144 124 186 165 55 124 90 206 103 247-124 359-124 572 0 640 83 42 131 90 144 144 207 152 275 276 207 372-151 193-137 330 41 413l309 206c15 0 22 13 22 42 0 27-35 68-104 123-68 55-103 111-103 165 0 42 21 90 62 144-82 97-172 200-268 311zM8895 5736l-1796 1671c-151-97-310-158-475-186l-103-3363c853 28 1631 269 2333 722v20c-55 125-48 241 20 352 151 206 193 350 124 433-42 124-76 241-103 351zM7635 8212c-41-180-109-337-206-475l1445-1527c221 207 241 357 62 454-124 69-96 207 82 412 220 248 234 406 41 475-82 14-123 56-123 124 0 82 62 172 186 268 178 152 227 255 144 310l-21 20zM5985 8439c0-275 138-413 413-413s412 138 412 413c0 288-137 433-412 433s-413-145-413-43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2T21:00:36</dc:date>
    <meta:document-statistic meta:object-count="3"/>
    <meta:generator>OpenOffice/4.1.0$Unix OpenOffice.org_project/410m18$Build-9764</meta:generator>
  </office:meta>
</office:document-meta>
</file>